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" style:family="graphic" style:parent-style-name="standard">
      <style:graphic-properties draw:fill-color="#729fcf" draw:opacity="100%" draw:opacity-name="Transparency_20_18" draw:textarea-horizontal-align="justify" draw:textarea-vertical-align="middle" draw:auto-grow-height="false" fo:min-height="2.05cm" fo:min-width="2.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729fcf" draw:opacity="100%" draw:opacity-name="Transparency_20_18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cm" svg:height="1.987cm" svg:x="3.3cm" svg:y="6cm">
          <draw:text-box>
            <text:p><text:span text:style-name="T1">D</text:span>oxy</text:p>
            <text:p/>
          </draw:text-box>
        </draw:frame>
        <draw:frame draw:style-name="gr1" draw:text-style-name="P1" draw:layer="layout" svg:width="3.2cm" svg:height="1.906cm" svg:x="3.8cm" svg:y="7cm">
          <draw:text-box>
            <text:p><text:span text:style-name="T2">M</text:span>anual</text:p>
            <text:p/>
          </draw:text-box>
        </draw:frame>
        <draw:custom-shape draw:style-name="gr2" draw:text-style-name="P2" draw:layer="layout" svg:width="3.1cm" svg:height="2.3cm" svg:x="3.4cm" svg:y="6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10" draw:display-name="Transparency 10" draw:style="ellipsoid" draw:cx="50%" draw:cy="50%" draw:start="100%" draw:end="0%" draw:angle="20" draw:border="0%"/>
    <draw:opacity draw:name="Transparency_20_11" draw:display-name="Transparency 11" draw:style="ellipsoid" draw:cx="50%" draw:cy="50%" draw:start="100%" draw:end="0%" draw:angle="30" draw:border="0%"/>
    <draw:opacity draw:name="Transparency_20_12" draw:display-name="Transparency 12" draw:style="ellipsoid" draw:cx="50%" draw:cy="50%" draw:start="100%" draw:end="0%" draw:angle="40" draw:border="0%"/>
    <draw:opacity draw:name="Transparency_20_13" draw:display-name="Transparency 13" draw:style="ellipsoid" draw:cx="50%" draw:cy="50%" draw:start="100%" draw:end="0%" draw:angle="50" draw:border="0%"/>
    <draw:opacity draw:name="Transparency_20_14" draw:display-name="Transparency 14" draw:style="ellipsoid" draw:cx="50%" draw:cy="50%" draw:start="100%" draw:end="0%" draw:angle="60" draw:border="0%"/>
    <draw:opacity draw:name="Transparency_20_15" draw:display-name="Transparency 15" draw:style="ellipsoid" draw:cx="50%" draw:cy="50%" draw:start="100%" draw:end="0%" draw:angle="70" draw:border="0%"/>
    <draw:opacity draw:name="Transparency_20_16" draw:display-name="Transparency 16" draw:style="ellipsoid" draw:cx="50%" draw:cy="50%" draw:start="100%" draw:end="0%" draw:angle="80" draw:border="0%"/>
    <draw:opacity draw:name="Transparency_20_17" draw:display-name="Transparency 17" draw:style="ellipsoid" draw:cx="50%" draw:cy="50%" draw:start="100%" draw:end="0%" draw:angle="90" draw:border="0%"/>
    <draw:opacity draw:name="Transparency_20_18" draw:display-name="Transparency 18" draw:style="ellipsoid" draw:cx="50%" draw:cy="50%" draw:start="100%" draw:end="0%" draw:angle="3240" draw:border="0%"/>
    <draw:opacity draw:name="Transparency_20_2" draw:display-name="Transparency 2" draw:style="linear" draw:start="100%" draw:end="0%" draw:angle="450" draw:border="0%"/>
    <draw:opacity draw:name="Transparency_20_3" draw:display-name="Transparency 3" draw:style="linear" draw:start="100%" draw:end="0%" draw:angle="900" draw:border="0%"/>
    <draw:opacity draw:name="Transparency_20_4" draw:display-name="Transparency 4" draw:style="linear" draw:start="100%" draw:end="0%" draw:angle="1350" draw:border="0%"/>
    <draw:opacity draw:name="Transparency_20_5" draw:display-name="Transparency 5" draw:style="linear" draw:start="100%" draw:end="0%" draw:angle="1800" draw:border="0%"/>
    <draw:opacity draw:name="Transparency_20_6" draw:display-name="Transparency 6" draw:style="axial" draw:start="100%" draw:end="0%" draw:angle="0" draw:border="0%"/>
    <draw:opacity draw:name="Transparency_20_7" draw:display-name="Transparency 7" draw:style="radial" draw:cx="50%" draw:cy="50%" draw:start="100%" draw:end="0%" draw:border="0%"/>
    <draw:opacity draw:name="Transparency_20_8" draw:display-name="Transparency 8" draw:style="ellipsoid" draw:cx="50%" draw:cy="50%" draw:start="100%" draw:end="0%" draw:angle="0" draw:border="0%"/>
    <draw:opacity draw:name="Transparency_20_9" draw:display-name="Transparency 9" draw:style="ellipsoid" draw:cx="50%" draw:cy="50%" draw:start="100%" draw:end="0%" draw:angle="1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3:00:28.363161559</meta:creation-date>
    <dc:date>2023-02-20T13:03:25.383384721</dc:date>
    <meta:editing-duration>PT2M57S</meta:editing-duration>
    <meta:editing-cycles>1</meta:editing-cycles>
    <meta:document-statistic meta:object-count="3"/>
    <meta:generator>LibreOffice/6.4.7.2$Linux_X86_64 LibreOffice_project/40$Build-2</meta:generator>
  </office:meta>
</office:document-meta>
</file>